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15.371cm" fo:min-width="25.02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12.706cm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1.909cm" fo:min-width="2.294cm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 fo:min-height="2.163cm" fo:min-width="3.818cm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fo:min-height="2.163cm" fo:min-width="4.19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solid" draw:fill-color="#ffffff" draw:textarea-horizontal-align="justify" draw:textarea-vertical-align="middle" draw:auto-grow-height="false" fo:min-height="2.163cm" fo:min-width="2.167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2.163cm" fo:min-width="4.072cm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2.036cm" fo:min-width="3.056cm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2.163cm" fo:min-width="3.056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2.163cm" fo:min-width="3.437cm"/>
    </style:style>
    <style:style style:name="gr12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20pt" style:text-underline-style="none" fo:font-weight="bold" style:font-size-asian="20pt" style:font-weight-asian="bold" style:font-size-complex="20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527cm" svg:height="15.621cm" svg:x="1.143cm" svg:y="1.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3.206cm" svg:height="1.825cm" svg:x="7.874cm" svg:y="1.731cm">
          <draw:text-box>
            <text:p><text:span text:style-name="T1">Templates / Basic Site / User Interface</text:span></text:p>
            <text:p><text:span text:style-name="T1"><text:s text:c="21"/></text:span><text:span text:style-name="T1">Package</text:span></text:p>
          </draw:text-box>
        </draw:frame>
        <draw:custom-shape draw:style-name="gr3" draw:text-style-name="P3" xml:id="id2" draw:id="id2" draw:layer="layout" svg:width="2.794cm" svg:height="2.159cm" svg:x="2.667cm" svg:y="4.445cm">
          <text:p text:style-name="P1"><text:span text:style-name="T2">Base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1" draw:id="id1" draw:layer="layout" svg:width="4.318cm" svg:height="2.413cm" svg:x="7.874cm" svg:y="4.318cm">
          <text:p text:style-name="P1"><text:span text:style-name="T2">Applica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4.699cm" svg:height="2.413cm" svg:x="14.351cm" svg:y="4.318cm">
          <text:p text:style-name="P1"><text:span text:style-name="T2">UiApplication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7.874cm" svg:y1="5.524cm" svg:x2="5.461cm" svg:y2="5.524cm" draw:start-shape="id1" draw:start-glue-point="3" draw:end-shape="id2" svg:d="M7874 5524h-2413" svg:viewBox="0 0 2414 1">
          <text:p/>
        </draw:connector>
        <draw:connector draw:style-name="gr6" draw:text-style-name="P1" draw:layer="layout" draw:type="line" svg:x1="14.351cm" svg:y1="5.524cm" svg:x2="12.192cm" svg:y2="5.524cm" draw:start-shape="id3" draw:start-glue-point="3" draw:end-shape="id1" draw:end-glue-point="1" svg:d="M14351 5524h-2159" svg:viewBox="0 0 2160 1">
          <text:p/>
        </draw:connector>
        <draw:custom-shape draw:style-name="gr7" draw:text-style-name="P3" xml:id="id9" draw:id="id9" draw:layer="layout" svg:width="2.667cm" svg:height="2.413cm" svg:x="21.717cm" svg:y="4.318cm">
          <text:p text:style-name="P1"><text:span text:style-name="T2">Pag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10" draw:id="id10" draw:layer="layout" svg:width="2.667cm" svg:height="2.413cm" svg:x="10.795cm" svg:y="7.239cm">
          <text:p text:style-name="P1"><text:span text:style-name="T2">UiData</text:span></text:p>
          <draw:enhanced-geometry svg:viewBox="0 0 21600 21600" draw:type="rectangle" draw:enhanced-path="M 0 0 L 21600 0 21600 21600 0 21600 0 0 Z N"/>
        </draw:custom-shape>
        <draw:custom-shape draw:style-name="gr8" draw:text-style-name="P3" xml:id="id11" draw:id="id11" draw:layer="layout" svg:width="4.572cm" svg:height="2.413cm" svg:x="6.985cm" svg:y="11.557cm">
          <text:p text:style-name="P1"><text:span text:style-name="T2">UnStructured</text:span></text:p>
          <text:p text:style-name="P1"><text:span text:style-name="T2">DataU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12" draw:id="id12" draw:layer="layout" svg:width="4.572cm" svg:height="2.413cm" svg:x="12.7cm" svg:y="11.43cm">
          <text:p text:style-name="P1"><text:span text:style-name="T2">Structured</text:span></text:p>
          <text:p text:style-name="P1"><text:span text:style-name="T2">DataUi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7" draw:id="id7" draw:layer="layout" svg:width="2.667cm" svg:height="2.413cm" svg:x="19.685cm" svg:y="9.271cm">
          <text:p text:style-name="P1"><text:span text:style-name="T2">List</text:span></text:p>
          <text:p text:style-name="P1"><text:span text:style-name="T2">Page</text:span></text:p>
          <draw:enhanced-geometry svg:viewBox="0 0 21600 21600" draw:type="rectangle" draw:enhanced-path="M 0 0 L 21600 0 21600 21600 0 21600 0 0 Z N"/>
        </draw:custom-shape>
        <draw:custom-shape draw:style-name="gr9" draw:text-style-name="P3" xml:id="id4" draw:id="id4" draw:layer="layout" svg:width="3.556cm" svg:height="2.286cm" svg:x="2.286cm" svg:y="9.525cm">
          <text:p text:style-name="P1"><text:span text:style-name="T2">Ui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4.064cm" svg:y1="9.525cm" svg:x2="4.064cm" svg:y2="6.604cm" draw:start-shape="id4" draw:start-glue-point="0" draw:end-shape="id2" draw:end-glue-point="2" svg:d="M4064 9525v-2921" svg:viewBox="0 0 1 2922">
          <text:p/>
        </draw:connector>
        <draw:custom-shape draw:style-name="gr9" draw:text-style-name="P3" xml:id="id5" draw:id="id5" draw:layer="layout" svg:width="3.556cm" svg:height="2.286cm" svg:x="2.286cm" svg:y="13.335cm">
          <text:p text:style-name="P1"><text:span text:style-name="T2">Html T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1" draw:layer="layout" svg:x1="4.064cm" svg:y1="13.335cm" svg:x2="4.064cm" svg:y2="11.811cm" draw:start-shape="id5" draw:start-glue-point="0" draw:end-shape="id4" draw:end-glue-point="2" svg:d="M4064 13335v-1524" svg:viewBox="0 0 1 1525">
          <text:p/>
        </draw:connector>
        <draw:custom-shape draw:style-name="gr10" draw:text-style-name="P3" draw:layer="layout" svg:width="3.556cm" svg:height="2.413cm" svg:x="18.034cm" svg:y="13.716cm">
          <text:p text:style-name="P1"><text:span text:style-name="T2">List Page</text:span></text:p>
          <text:p text:style-name="P1"><text:span text:style-name="T2">Interface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3.937cm" svg:height="2.413cm" svg:x="21.971cm" svg:y="13.716cm">
          <text:p text:style-name="P1"><text:span text:style-name="T2">Form Page</text:span></text:p>
          <text:p text:style-name="P1"><text:span text:style-name="T2">Interface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6" draw:id="id6" draw:layer="layout" svg:width="2.667cm" svg:height="2.413cm" svg:x="23.749cm" svg:y="9.398cm">
          <text:p text:style-name="P1"><text:span text:style-name="T2">Form</text:span></text:p>
          <draw:enhanced-geometry svg:viewBox="0 0 21600 21600" draw:type="rectangle" draw:enhanced-path="M 0 0 L 21600 0 21600 21600 0 21600 0 0 Z N"/>
        </draw:custom-shape>
        <draw:connector draw:style-name="gr12" draw:text-style-name="P1" xml:id="id8" draw:id="id8" draw:layer="layout" draw:line-skew="-0.133cm" svg:x1="25.082cm" svg:y1="9.398cm" svg:x2="21.018cm" svg:y2="9.271cm" draw:start-shape="id6" draw:start-glue-point="0" draw:end-shape="id7" draw:end-glue-point="0" svg:d="M25082 9398v-762h-4064v635" svg:viewBox="0 0 4065 763">
          <text:p/>
        </draw:connector>
        <draw:connector draw:style-name="gr6" draw:text-style-name="P1" draw:layer="layout" svg:x1="23.05cm" svg:y1="8.636cm" svg:x2="23.05cm" svg:y2="6.731cm" draw:start-shape="id8" draw:start-glue-point="0" draw:end-shape="id9" draw:end-glue-point="2" svg:d="M23050 8636v-1905" svg:viewBox="0 0 1 1906">
          <text:p/>
        </draw:connector>
        <draw:connector draw:style-name="gr6" draw:text-style-name="P1" draw:layer="layout" svg:x1="21.717cm" svg:y1="5.524cm" svg:x2="19.05cm" svg:y2="5.524cm" draw:start-shape="id9" draw:start-glue-point="3" draw:end-shape="id3" draw:end-glue-point="1" svg:d="M21717 5524h-2667" svg:viewBox="0 0 2668 1">
          <text:p/>
        </draw:connector>
        <draw:connector draw:style-name="gr6" draw:text-style-name="P1" draw:layer="layout" svg:x1="13.462cm" svg:y1="8.445cm" svg:x2="16.7cm" svg:y2="6.731cm" draw:start-shape="id10" draw:start-glue-point="1" draw:end-shape="id3" draw:end-glue-point="2" svg:d="M13462 8445h3238v-1714" svg:viewBox="0 0 3239 1715">
          <text:p/>
        </draw:connector>
        <draw:connector draw:style-name="gr12" draw:text-style-name="P1" xml:id="id13" draw:id="id13" draw:layer="layout" svg:x1="9.271cm" svg:y1="11.557cm" svg:x2="14.986cm" svg:y2="11.43cm" draw:start-shape="id11" draw:start-glue-point="0" draw:end-shape="id12" draw:end-glue-point="0" svg:d="M9271 11557v-629h5715v502" svg:viewBox="0 0 5716 630">
          <text:p/>
        </draw:connector>
        <draw:connector draw:style-name="gr6" draw:text-style-name="P1" draw:layer="layout" draw:type="line" svg:x1="12.128cm" svg:y1="10.928cm" svg:x2="12.128cm" svg:y2="9.652cm" draw:start-shape="id13" draw:start-glue-point="0" draw:end-shape="id10" draw:end-glue-point="2" svg:d="M12128 10928v-1276" svg:viewBox="0 0 1 1277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adir Latif</meta:initial-creator>
    <meta:creation-date>2017-04-12T11:28:12.053576047</meta:creation-date>
    <dc:date>2017-04-12T20:14:32.305146294</dc:date>
    <dc:creator>Nadir Latif</dc:creator>
    <meta:editing-duration>PT38M28S</meta:editing-duration>
    <meta:editing-cycles>9</meta:editing-cycles>
    <meta:generator>LibreOffice/4.3.3.2$Linux_X86_64 LibreOffice_project/430m0$Build-2</meta:generator>
    <meta:document-statistic meta:object-count="25"/>
  </office:meta>
</office:document-meta>
</file>